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officeooo:rsid="000594b2" officeooo:paragraph-rsid="000594b2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594b2" officeooo:paragraph-rsid="000594b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594b2" officeooo:paragraph-rsid="000594b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73c8a" officeooo:paragraph-rsid="00073c8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8658d" officeooo:paragraph-rsid="0008658d" style:font-size-asian="10.5pt" style:font-size-complex="12pt"/>
    </style:style>
    <style:style style:name="T1" style:family="text">
      <style:text-properties officeooo:rsid="00073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izlearner Projekt</text:p>
      <text:p text:style-name="P1">FFP</text:p>
      <text:p text:style-name="P1"/>
      <text:p text:style-name="P1"/>
      <text:p text:style-name="P3">1. Code aufräumen (nach https://github.com/tibbe/haskell-style-guide/blob/master/haskell-style.md)</text:p>
      <text:p text:style-name="P4">2. Code ausführlich kommentieren</text:p>
      <text:p text:style-name="P3"><text:span text:style-name="T1">3</text:span>. Javascript versuchen gescheit einzubinden</text:p>
      <text:p text:style-name="P3"><text:span text:style-name="T1">4</text:span>. Präsentation vorbereiten</text:p>
      <text:p text:style-name="P3">- I. Präsentation von den Funktionen des Projekts (5 Min)</text:p>
      <text:p text:style-name="P3">- II. Diskussion des Codes (10 Min) (Techniken aus der Vorlesungen / Probleme und Lösungen)</text:p>
      <text:p text:style-name="P3">- III. Vorlagen die benutzt wurden</text:p>
      <text:p text:style-name="P4">5. Domain kaufen und das Projekt online stellen</text:p>
      <text:p text:style-name="P5">6. Überall</text:p>
      <text:p text:style-name="P5"><text:tab/>&lt;?xml version="1.0" encoding="UTF-8"?&gt;</text:p>
      <text:p text:style-name="P5">&lt;!DOCTYPE quiz SYSTEM "<text:a xlink:type="simple" xlink:href="http://localhost:3000/static/dtd/examValidation.dtd">http://localhost:3000/static/dtd/examValidation.dtd</text:a>"&gt;</text:p>
      <text:p text:style-name="P5"/>
      <text:p text:style-name="P5">einfü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5-03-09T21:54:59.419783683</meta:creation-date>
    <dc:date>2015-03-11T22:21:06.521383449</dc:date>
    <dc:creator>rewrite </dc:creator>
    <meta:editing-duration>PT7M58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4" meta:word-count="69" meta:character-count="586" meta:non-whitespace-character-count="529"/>
  </office:meta>
</office:document-meta>
</file>